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18000002EAF4991BD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tam Tool</text:p>
      <text:p text:style-name="Standard"/>
      <text:p text:style-name="P1"><draw:frame text:anchor-type="paragraph" draw:z-index="0" draw:name="Image 3" draw:style-name="gr1" draw:text-style-name="P3" svg:width="5.906cm" svg:height="5.562cm" svg:x="5.447cm" svg:y="0.002cm"><draw:image xlink:href="Pictures/1000020100000318000002EAF4991BD2.png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1T17:37:50.05</meta:creation-date>
    <dc:date>2012-09-21T17:38:48.20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3.5$Windows_x86 LibreOffice_project/e0fbe70-5879838-a0745b0-0cd1158-638b327</meta:generator>
  </office:meta>
</office:document-meta>
</file>